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 table:print="false">
        <table:shapes>
          <draw:frame draw:z-index="0" draw:style-name="gr1" draw:text-style-name="P1" svg:width="15.999cm" svg:height="8.999cm" svg:x="11.488cm" svg:y="0.96cm">
            <draw:object draw:notify-on-update-of-ranges="Hoja1.A3:Hoja1.A3 Hoja1.B3:Hoja1.C3 Hoja1.A4:Hoja1.A4 Hoja1.B4:Hoja1.C4 Hoja1.A5:Hoja1.A5 Hoja1.B5:Hoja1.C5 Hoja1.A6:Hoja1.A6 Hoja1.B6:Hoja1.C6 Hoja1.A7:Hoja1.A7 Hoja1.B7:Hoja1.C7 Hoja1.A8:Hoja1.A8 Hoja1.B8:Hoja1.C8 Hoja1.A9:Hoja1.A9 Hoja1.B9:Hoja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511cm" svg:y="13.603cm">
            <draw:object draw:notify-on-update-of-ranges="Hoja1.A31:Hoja1.A31 Hoja1.B31:Hoja1.C31 Hoja1.A32:Hoja1.A32 Hoja1.B32:Hoja1.C32 Hoja1.A33:Hoja1.A33 Hoja1.B33:Hoja1.C33 Hoja1.A34:Hoja1.A34 Hoja1.B34:Hoja1.C34 Hoja1.A35:Hoja1.A35 Hoja1.B35:Hoja1.C35 Hoja1.A36:Hoja1.A36 Hoja1.B36:Hoja1.C36 Hoja1.A37:Hoja1.A37 Hoja1.B37:Hoja1.C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bolute timmings Matrix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bed</text:p>
          </table:table-cell>
          <table:table-cell office:value-type="string" calcext:value-type="string">
            <text:p>determinant_matrix3</text:p>
          </table:table-cell>
          <table:table-cell office:value-type="string" calcext:value-type="string">
            <text:p>inverse_matri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2.7.1_euclid_cd2331</text:p>
          </table:table-cell>
          <table:table-cell table:style-name="ce1" office:value-type="float" office:value="0.000000756326911774781" calcext:value-type="float">
            <text:p>7,56E-007</text:p>
          </table:table-cell>
          <table:table-cell table:style-name="ce1" office:value-type="float" office:value="0.00000307530818793786" calcext:value-type="float">
            <text:p>3,08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2.7.1_euclid_cocos</text:p>
          </table:table-cell>
          <table:table-cell table:style-name="ce1" office:value-type="float" office:value="0.000000600327988644787" calcext:value-type="float">
            <text:p>6,00E-007</text:p>
          </table:table-cell>
          <table:table-cell table:style-name="ce1" office:value-type="float" office:value="0.00000247426809496167" calcext:value-type="float">
            <text:p>2,47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2.7.1_euclid_2020</text:p>
          </table:table-cell>
          <table:table-cell table:style-name="ce1" office:value-type="float" office:value="0.000000598882747364611" calcext:value-type="float">
            <text:p>5,99E-007</text:p>
          </table:table-cell>
          <table:table-cell table:style-name="ce1" office:value-type="float" office:value="0.00000249862386589122" calcext:value-type="float">
            <text:p>2,50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3.8.3_euclid_cd2331</text:p>
          </table:table-cell>
          <table:table-cell table:style-name="ce1" office:value-type="float" office:value="0.0000005534583" calcext:value-type="float">
            <text:p>5,53E-007</text:p>
          </table:table-cell>
          <table:table-cell table:style-name="ce1" office:value-type="float" office:value="0.00000243156588" calcext:value-type="float">
            <text:p>2,43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3.8.3_euclid_cocos</text:p>
          </table:table-cell>
          <table:table-cell table:style-name="ce3" office:value-type="float" office:value="0.000000486256090000001" calcext:value-type="float">
            <text:p>4,86E-07</text:p>
          </table:table-cell>
          <table:table-cell table:style-name="ce3" office:value-type="float" office:value="0.00000201452812999999" calcext:value-type="float">
            <text:p>2,01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_3.8.3_euclid_2020</text:p>
          </table:table-cell>
          <table:table-cell table:style-name="ce3" office:value-type="float" office:value="0.000000495798890000003" calcext:value-type="float">
            <text:p>4,96E-07</text:p>
          </table:table-cell>
          <table:table-cell table:style-name="ce3" office:value-type="float" office:value="0.00000203032062" calcext:value-type="float">
            <text:p>2,03E-06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office:value-type="string" calcext:value-type="string">
            <text:p>Timmings relative to py27 with old code for determinant and inver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bed</text:p>
          </table:table-cell>
          <table:table-cell office:value-type="string" calcext:value-type="string">
            <text:p>determinant_matrix3</text:p>
          </table:table-cell>
          <table:table-cell office:value-type="string" calcext:value-type="string">
            <text:p>inverse_matrix3</text:p>
          </table:table-cell>
          <table:table-cell table:number-columns-repeated="2"/>
        </table:table-row>
        <table:table-row table:style-name="ro1">
          <table:table-cell table:formula="of:=[.A4]" office:value-type="string" office:string-value="py_2.7.1_euclid_cd2331" calcext:value-type="string">
            <text:p>py_2.7.1_euclid_cd2331</text:p>
          </table:table-cell>
          <table:table-cell table:formula="of:=[.B4]/[.B$4]" office:value-type="float" office:value="1" calcext:value-type="float">
            <text:p>1</text:p>
          </table:table-cell>
          <table:table-cell table:formula="of:=[.C4]/[.C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]" office:value-type="string" office:string-value="py_2.7.1_euclid_cocos" calcext:value-type="string">
            <text:p>py_2.7.1_euclid_cocos</text:p>
          </table:table-cell>
          <table:table-cell table:formula="of:=[.B5]/[.B$4]" office:value-type="float" office:value="0.793741409037092" calcext:value-type="float">
            <text:p>0,79</text:p>
          </table:table-cell>
          <table:table-cell table:formula="of:=[.C5]/[.C$4]" office:value-type="float" office:value="0.804559394946621" calcext:value-type="float">
            <text:p>0,8</text:p>
          </table:table-cell>
          <table:table-cell table:number-columns-repeated="2"/>
        </table:table-row>
        <table:table-row table:style-name="ro1">
          <table:table-cell table:formula="of:=[.A6]" office:value-type="string" office:string-value="py_2.7.1_euclid_2020" calcext:value-type="string">
            <text:p>py_2.7.1_euclid_2020</text:p>
          </table:table-cell>
          <table:table-cell table:formula="of:=[.B6]/[.B$4]" office:value-type="float" office:value="0.791830540525505" calcext:value-type="float">
            <text:p>0,79</text:p>
          </table:table-cell>
          <table:table-cell table:formula="of:=[.C6]/[.C$4]" office:value-type="float" office:value="0.812479177108642" calcext:value-type="float">
            <text:p>0,81</text:p>
          </table:table-cell>
          <table:table-cell table:number-columns-repeated="2"/>
        </table:table-row>
        <table:table-row table:style-name="ro1">
          <table:table-cell table:formula="of:=[.A7]" office:value-type="string" office:string-value="py_3.8.3_euclid_cd2331" calcext:value-type="string">
            <text:p>py_3.8.3_euclid_cd2331</text:p>
          </table:table-cell>
          <table:table-cell table:formula="of:=[.B7]/[.B$4]" office:value-type="float" office:value="0.731771263700332" calcext:value-type="float">
            <text:p>0,73</text:p>
          </table:table-cell>
          <table:table-cell table:formula="of:=[.C7]/[.C$4]" office:value-type="float" office:value="0.790673887429307" calcext:value-type="float">
            <text:p>0,79</text:p>
          </table:table-cell>
          <table:table-cell table:number-columns-repeated="2"/>
        </table:table-row>
        <table:table-row table:style-name="ro1">
          <table:table-cell table:formula="of:=[.A8]" office:value-type="string" office:string-value="py_3.8.3_euclid_cocos" calcext:value-type="string">
            <text:p>py_3.8.3_euclid_cocos</text:p>
          </table:table-cell>
          <table:table-cell table:formula="of:=[.B8]/[.B$4]" office:value-type="float" office:value="0.642917873778897" calcext:value-type="float">
            <text:p>0,64</text:p>
          </table:table-cell>
          <table:table-cell table:formula="of:=[.C8]/[.C$4]" office:value-type="float" office:value="0.655065446091383" calcext:value-type="float">
            <text:p>0,66</text:p>
          </table:table-cell>
          <table:table-cell table:number-columns-repeated="2"/>
        </table:table-row>
        <table:table-row table:style-name="ro1">
          <table:table-cell table:formula="of:=[.A9]" office:value-type="string" office:string-value="py_3.8.3_euclid_2020" calcext:value-type="string">
            <text:p>py_3.8.3_euclid_2020</text:p>
          </table:table-cell>
          <table:table-cell table:formula="of:=[.B9]/[.B$4]" office:value-type="float" office:value="0.65553516909318" calcext:value-type="float">
            <text:p>0,66</text:p>
          </table:table-cell>
          <table:table-cell table:formula="of:=[.C9]/[.C$4]" office:value-type="float" office:value="0.660200700522776" calcext:value-type="float">
            <text:p>0,6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Relative performance between py2.7 and py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bed</text:p>
          </table:table-cell>
          <table:table-cell office:value-type="string" calcext:value-type="string">
            <text:p>determinant_matrix3</text:p>
          </table:table-cell>
          <table:table-cell office:value-type="string" calcext:value-type="string">
            <text:p>inverse_matri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lid_cd2331 py2.7 / py3.8</text:p>
          </table:table-cell>
          <table:table-cell table:formula="of:=[.B4]/[.B6]" office:value-type="float" office:value="1.26289647698653" calcext:value-type="float">
            <text:p>1,26</text:p>
          </table:table-cell>
          <table:table-cell table:formula="of:=[.C4]/[.C6]" office:value-type="float" office:value="1.2308007739456" calcext:value-type="float">
            <text:p>1,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lid_cocos py2.7 / py3.8</text:p>
          </table:table-cell>
          <table:table-cell table:formula="of:=[.B5]/[.B8]" office:value-type="float" office:value="1.2345922261761" calcext:value-type="float">
            <text:p>1,23</text:p>
          </table:table-cell>
          <table:table-cell table:formula="of:=[.C5]/[.C7]" office:value-type="float" office:value="1.01756161135213" calcext:value-type="float">
            <text:p>1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clid_2020 py2.7 / py3.8</text:p>
          </table:table-cell>
          <table:table-cell table:formula="of:=[.B6]/[.B9]" office:value-type="float" office:value="1.20791465943905" calcext:value-type="float">
            <text:p>1,21</text:p>
          </table:table-cell>
          <table:table-cell table:formula="of:=[.C6]/[.C8]" office:value-type="float" office:value="1.24030229644459" calcext:value-type="float">
            <text:p>1,24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1:36:16.8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 c</meta:initial-creator>
    <meta:creation-date>2014-02-17T20:04:38.18</meta:creation-date>
    <dc:date>2020-08-10T22:48:23.689000000</dc:date>
    <meta:editing-duration>PT19M56S</meta:editing-duration>
    <meta:editing-cycles>4</meta:editing-cycles>
    <meta:generator>LibreOffice/6.4.3.2$Windows_X86_64 LibreOffice_project/747b5d0ebf89f41c860ec2a39efd7cb15b54f2d8</meta:generator>
    <meta:document-statistic meta:table-count="3" meta:cell-count="5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92cm" svg:y="0.316cm" chart:style-name="ch2">
          <text:p>Absilute timmings Matrix3</text:p>
        </chart:title>
        <chart:legend chart:legend-position="end" svg:x="10.846cm" svg:y="2.938cm" style:legend-expansion="high" chart:style-name="ch3"/>
        <chart:plot-area chart:style-name="ch4" table:cell-range-address="Hoja1.A3:Hoja1.C9" chart:data-source-has-labels="both" svg:x="0.32cm" svg:y="1.301cm" svg:width="10.206cm" svg:height="7.519cm">
          <chartooo:coordinate-region svg:x="2.264cm" svg:y="1.503cm" svg:width="6.99cm" svg:height="6.664cm"/>
          <chart:axis chart:dimension="x" chart:name="primary-x" chart:style-name="ch5" chartooo:axis-type="auto">
            <chartooo:date-scale/>
            <chart:categories table:cell-range-address="Hoja1.B3:Hoja1.C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B4:Hoja1.C4" chart:label-cell-address="Hoja1.A4:Hoja1.A4" chart:class="chart:line">
            <chart:data-point chart:repeated="2"/>
          </chart:series>
          <chart:series chart:style-name="ch9" chart:values-cell-range-address="Hoja1.B5:Hoja1.C5" chart:label-cell-address="Hoja1.A5:Hoja1.A5" chart:class="chart:line">
            <chart:data-point chart:repeated="2"/>
          </chart:series>
          <chart:series chart:style-name="ch10" chart:values-cell-range-address="Hoja1.B6:Hoja1.C6" chart:label-cell-address="Hoja1.A6:Hoja1.A6" chart:class="chart:line">
            <chart:data-point chart:repeated="2"/>
          </chart:series>
          <chart:series chart:style-name="ch11" chart:values-cell-range-address="Hoja1.B7:Hoja1.C7" chart:label-cell-address="Hoja1.A7:Hoja1.A7" chart:class="chart:line">
            <chart:data-point chart:repeated="2"/>
          </chart:series>
          <chart:series chart:style-name="ch12" chart:values-cell-range-address="Hoja1.B8:Hoja1.C8" chart:label-cell-address="Hoja1.A8:Hoja1.A8" chart:class="chart:line">
            <chart:data-point chart:repeated="2"/>
          </chart:series>
          <chart:series chart:style-name="ch13" chart:values-cell-range-address="Hoja1.B9:Hoja1.C9" chart:label-cell-address="Hoja1.A9:Hoja1.A9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rminant_matrix3</text:p>
                <draw:g>
                  <svg:desc>Hoja1.B3:Hoja1.C3</svg:desc>
                </draw:g>
              </table:table-cell>
              <table:table-cell office:value-type="string">
                <text:p>inverse_matrix3</text:p>
              </table:table-cell>
            </table:table-row>
          </table:table-header-rows>
          <table:table-rows>
            <table:table-row>
              <table:table-cell office:value-type="string">
                <text:p>py_2.7.1_euclid_cd2331</text:p>
                <draw:g>
                  <svg:desc>Hoja1.A4:Hoja1.A4</svg:desc>
                </draw:g>
              </table:table-cell>
              <table:table-cell office:value-type="float" office:value="0.000000756326911774781">
                <text:p>0.000000756326911774781</text:p>
                <draw:g>
                  <svg:desc>Hoja1.B4:Hoja1.C4</svg:desc>
                </draw:g>
              </table:table-cell>
              <table:table-cell office:value-type="float" office:value="0.00000307530818793786">
                <text:p>0.00000307530818793786</text:p>
              </table:table-cell>
            </table:table-row>
            <table:table-row>
              <table:table-cell office:value-type="string">
                <text:p>py_2.7.1_euclid_cocos</text:p>
                <draw:g>
                  <svg:desc>Hoja1.A5:Hoja1.A5</svg:desc>
                </draw:g>
              </table:table-cell>
              <table:table-cell office:value-type="float" office:value="0.000000600327988644787">
                <text:p>0.000000600327988644787</text:p>
                <draw:g>
                  <svg:desc>Hoja1.B5:Hoja1.C5</svg:desc>
                </draw:g>
              </table:table-cell>
              <table:table-cell office:value-type="float" office:value="0.00000247426809496167">
                <text:p>0.00000247426809496167</text:p>
              </table:table-cell>
            </table:table-row>
            <table:table-row>
              <table:table-cell office:value-type="string">
                <text:p>py_2.7.1_euclid_2020</text:p>
                <draw:g>
                  <svg:desc>Hoja1.A6:Hoja1.A6</svg:desc>
                </draw:g>
              </table:table-cell>
              <table:table-cell office:value-type="float" office:value="0.000000598882747364611">
                <text:p>0.000000598882747364611</text:p>
                <draw:g>
                  <svg:desc>Hoja1.B6:Hoja1.C6</svg:desc>
                </draw:g>
              </table:table-cell>
              <table:table-cell office:value-type="float" office:value="0.00000249862386589122">
                <text:p>0.00000249862386589122</text:p>
              </table:table-cell>
            </table:table-row>
            <table:table-row>
              <table:table-cell office:value-type="string">
                <text:p>py_3.8.3_euclid_cd2331</text:p>
                <draw:g>
                  <svg:desc>Hoja1.A7:Hoja1.A7</svg:desc>
                </draw:g>
              </table:table-cell>
              <table:table-cell office:value-type="float" office:value="0.0000005534583">
                <text:p>0.0000005534583</text:p>
                <draw:g>
                  <svg:desc>Hoja1.B7:Hoja1.C7</svg:desc>
                </draw:g>
              </table:table-cell>
              <table:table-cell office:value-type="float" office:value="0.00000243156588">
                <text:p>0.00000243156588</text:p>
              </table:table-cell>
            </table:table-row>
            <table:table-row>
              <table:table-cell office:value-type="string">
                <text:p>py_3.8.3_euclid_cocos</text:p>
                <draw:g>
                  <svg:desc>Hoja1.A8:Hoja1.A8</svg:desc>
                </draw:g>
              </table:table-cell>
              <table:table-cell office:value-type="float" office:value="0.000000486256090000001">
                <text:p>0.000000486256090000001</text:p>
                <draw:g>
                  <svg:desc>Hoja1.B8:Hoja1.C8</svg:desc>
                </draw:g>
              </table:table-cell>
              <table:table-cell office:value-type="float" office:value="0.00000201452812999999">
                <text:p>0.00000201452812999999</text:p>
              </table:table-cell>
            </table:table-row>
            <table:table-row>
              <table:table-cell office:value-type="string">
                <text:p>py_3.8.3_euclid_2020</text:p>
                <draw:g>
                  <svg:desc>Hoja1.A9:Hoja1.A9</svg:desc>
                </draw:g>
              </table:table-cell>
              <table:table-cell office:value-type="float" office:value="0.000000495798890000003">
                <text:p>0.000000495798890000003</text:p>
                <draw:g>
                  <svg:desc>Hoja1.B9:Hoja1.C9</svg:desc>
                </draw:g>
              </table:table-cell>
              <table:table-cell office:value-type="float" office:value="0.00000203032062">
                <text:p>0.00000203032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68cm" svg:y="0.637cm" chart:style-name="ch2">
          <text:p>Timmings relative to py27 with old code for determinant and inverse </text:p>
        </chart:title>
        <chart:legend chart:legend-position="end" svg:x="10.846cm" svg:y="2.938cm" style:legend-expansion="high" chart:style-name="ch3"/>
        <chart:plot-area chart:style-name="ch4" table:cell-range-address="Hoja1.A31:Hoja1.C37" chart:data-source-has-labels="both" svg:x="0.319cm" svg:y="1.258cm" svg:width="10.205cm" svg:height="7.518cm">
          <chartooo:coordinate-region svg:x="1.939cm" svg:y="1.461cm" svg:width="7.313cm" svg:height="6.662cm"/>
          <chart:axis chart:dimension="x" chart:name="primary-x" chart:style-name="ch5" chartooo:axis-type="auto">
            <chartooo:date-scale/>
            <chart:categories table:cell-range-address="Hoja1.B31:Hoja1.C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2:Hoja1.C32" chart:label-cell-address="Hoja1.A32:Hoja1.A32" chart:class="chart:line">
            <chart:data-point chart:repeated="2"/>
          </chart:series>
          <chart:series chart:style-name="ch8" chart:values-cell-range-address="Hoja1.B33:Hoja1.C33" chart:label-cell-address="Hoja1.A33:Hoja1.A33" chart:class="chart:line">
            <chart:data-point chart:repeated="2"/>
          </chart:series>
          <chart:series chart:style-name="ch9" chart:values-cell-range-address="Hoja1.B34:Hoja1.C34" chart:label-cell-address="Hoja1.A34:Hoja1.A34" chart:class="chart:line">
            <chart:data-point chart:repeated="2"/>
          </chart:series>
          <chart:series chart:style-name="ch10" chart:values-cell-range-address="Hoja1.B35:Hoja1.C35" chart:label-cell-address="Hoja1.A35:Hoja1.A35" chart:class="chart:line">
            <chart:data-point chart:repeated="2"/>
          </chart:series>
          <chart:series chart:style-name="ch11" chart:values-cell-range-address="Hoja1.B36:Hoja1.C36" chart:label-cell-address="Hoja1.A36:Hoja1.A36" chart:class="chart:line">
            <chart:data-point chart:repeated="2"/>
          </chart:series>
          <chart:series chart:style-name="ch12" chart:values-cell-range-address="Hoja1.B37:Hoja1.C37" chart:label-cell-address="Hoja1.A37:Hoja1.A37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rminant_matrix3</text:p>
                <draw:g>
                  <svg:desc>Hoja1.B31:Hoja1.C31</svg:desc>
                </draw:g>
              </table:table-cell>
              <table:table-cell office:value-type="string">
                <text:p>inverse_matrix3</text:p>
              </table:table-cell>
            </table:table-row>
          </table:table-header-rows>
          <table:table-rows>
            <table:table-row>
              <table:table-cell office:value-type="string">
                <text:p>py_2.7.1_euclid_cd2331</text:p>
                <draw:g>
                  <svg:desc>Hoja1.A32:Hoja1.A32</svg:desc>
                </draw:g>
              </table:table-cell>
              <table:table-cell office:value-type="float" office:value="1">
                <text:p>1</text:p>
                <draw:g>
                  <svg:desc>Hoja1.B32:Hoja1.C3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y_2.7.1_euclid_cocos</text:p>
                <draw:g>
                  <svg:desc>Hoja1.A33:Hoja1.A33</svg:desc>
                </draw:g>
              </table:table-cell>
              <table:table-cell office:value-type="float" office:value="0.793741409037092">
                <text:p>0.793741409037092</text:p>
                <draw:g>
                  <svg:desc>Hoja1.B33:Hoja1.C33</svg:desc>
                </draw:g>
              </table:table-cell>
              <table:table-cell office:value-type="float" office:value="0.804559394946621">
                <text:p>0.804559394946621</text:p>
              </table:table-cell>
            </table:table-row>
            <table:table-row>
              <table:table-cell office:value-type="string">
                <text:p>py_2.7.1_euclid_2020</text:p>
                <draw:g>
                  <svg:desc>Hoja1.A34:Hoja1.A34</svg:desc>
                </draw:g>
              </table:table-cell>
              <table:table-cell office:value-type="float" office:value="0.791830540525505">
                <text:p>0.791830540525505</text:p>
                <draw:g>
                  <svg:desc>Hoja1.B34:Hoja1.C34</svg:desc>
                </draw:g>
              </table:table-cell>
              <table:table-cell office:value-type="float" office:value="0.812479177108642">
                <text:p>0.812479177108642</text:p>
              </table:table-cell>
            </table:table-row>
            <table:table-row>
              <table:table-cell office:value-type="string">
                <text:p>py_3.8.3_euclid_cd2331</text:p>
                <draw:g>
                  <svg:desc>Hoja1.A35:Hoja1.A35</svg:desc>
                </draw:g>
              </table:table-cell>
              <table:table-cell office:value-type="float" office:value="0.731771263700332">
                <text:p>0.731771263700332</text:p>
                <draw:g>
                  <svg:desc>Hoja1.B35:Hoja1.C35</svg:desc>
                </draw:g>
              </table:table-cell>
              <table:table-cell office:value-type="float" office:value="0.790673887429307">
                <text:p>0.790673887429307</text:p>
              </table:table-cell>
            </table:table-row>
            <table:table-row>
              <table:table-cell office:value-type="string">
                <text:p>py_3.8.3_euclid_cocos</text:p>
                <draw:g>
                  <svg:desc>Hoja1.A36:Hoja1.A36</svg:desc>
                </draw:g>
              </table:table-cell>
              <table:table-cell office:value-type="float" office:value="0.642917873778897">
                <text:p>0.642917873778897</text:p>
                <draw:g>
                  <svg:desc>Hoja1.B36:Hoja1.C36</svg:desc>
                </draw:g>
              </table:table-cell>
              <table:table-cell office:value-type="float" office:value="0.655065446091383">
                <text:p>0.655065446091383</text:p>
              </table:table-cell>
            </table:table-row>
            <table:table-row>
              <table:table-cell office:value-type="string">
                <text:p>py_3.8.3_euclid_2020</text:p>
                <draw:g>
                  <svg:desc>Hoja1.A37:Hoja1.A37</svg:desc>
                </draw:g>
              </table:table-cell>
              <table:table-cell office:value-type="float" office:value="0.65553516909318">
                <text:p>0.65553516909318</text:p>
                <draw:g>
                  <svg:desc>Hoja1.B37:Hoja1.C37</svg:desc>
                </draw:g>
              </table:table-cell>
              <table:table-cell office:value-type="float" office:value="0.660200700522776">
                <text:p>0.660200700522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